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3" style:family="paragraph" style:parent-style-name="Standard">
      <style:text-properties officeooo:paragraph-rsid="0024c974"/>
    </style:style>
    <style:style style:name="P4" style:family="paragraph" style:parent-style-name="Standard">
      <style:paragraph-properties fo:margin-top="0in" fo:margin-bottom="0.139in" loext:contextual-spacing="false"/>
    </style:style>
    <style:style style:name="P5" style:family="paragraph" style:parent-style-name="Standard">
      <style:paragraph-properties fo:margin-top="0in" fo:margin-bottom="0.139in" loext:contextual-spacing="false"/>
      <style:text-properties officeooo:paragraph-rsid="00295c66"/>
    </style:style>
    <style:style style:name="P6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00000a" style:font-name="Calibri" fo:font-size="11pt" fo:language="en" fo:country="US" fo:font-weight="bold" style:font-name-asian="Droid Sans Fallback" style:font-size-asian="11pt" style:language-asian="ja" style:country-asian="JP" style:font-weight-asian="bold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11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style:font-name-asian="Droid Sans Fallback" style:font-size-asian="11pt" style:language-asian="ja" style:country-asian="JP" style:font-size-complex="11pt" style:language-complex="ar" style:country-complex="SA"/>
    </style:style>
    <style:style style:name="P12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paragraph-rsid="0024c974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3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rsid="00265496" officeooo:paragraph-rsid="00265496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4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rsid="002876de" officeooo:paragraph-rsid="002876de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5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16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4c974" style:font-name-asian="Calibri1" style:font-size-asian="11pt" style:font-name-complex="Calibri1" style:font-size-complex="11pt"/>
    </style:style>
    <style:style style:name="P17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1" style:font-size-asian="11pt" style:font-size-complex="11pt"/>
    </style:style>
    <style:style style:name="P18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9" style:family="paragraph" style:parent-style-name="Standard">
      <style:paragraph-properties fo:margin-left="0.5626in" fo:margin-right="0in" fo:text-indent="-0.5626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20" style:family="paragraph" style:parent-style-name="List_20_Paragraph" style:list-style-name="WWNum4"/>
    <style:style style:name="P21" style:family="paragraph" style:parent-style-name="List_20_Paragraph" style:list-style-name="WWNum4">
      <style:text-properties style:font-name="Calibri" fo:font-size="11pt" style:font-size-asian="11pt" style:font-size-complex="11pt"/>
    </style:style>
    <style:style style:name="P22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3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24" style:family="paragraph" style:parent-style-name="Standard" style:list-style-name="WWNum3">
      <style:paragraph-properties fo:hyphenation-ladder-count="no-limit"/>
      <style:text-properties style:font-name="Calibri" fo:font-size="11pt" officeooo:rsid="0022cee4" officeooo:paragraph-rsid="0022cee4" style:font-name-asian="Calibri1" style:font-size-asian="11pt" style:font-name-complex="Calibri1" style:font-size-complex="11pt" fo:hyphenate="false" fo:hyphenation-remain-char-count="2" fo:hyphenation-push-char-count="2"/>
    </style:style>
    <style:style style:name="P25" style:family="paragraph" style:parent-style-name="Standard" style:list-style-name="WWNum3">
      <style:paragraph-properties fo:hyphenation-ladder-count="no-limit"/>
      <style:text-properties style:font-name="Calibri" fo:font-size="11pt" officeooo:rsid="00295c66" officeooo:paragraph-rsid="00295c66" style:font-name-asian="Calibri1" style:font-size-asian="11pt" style:font-name-complex="Calibri1" style:font-size-complex="11pt" fo:hyphenate="false" fo:hyphenation-remain-char-count="2" fo:hyphenation-push-char-count="2"/>
    </style:style>
    <style:style style:name="P26" style:family="paragraph" style:parent-style-name="Standard" style:list-style-name="WWNum3">
      <style:paragraph-properties fo:hyphenation-ladder-count="no-limit"/>
      <style:text-properties style:font-name="Calibri" fo:font-size="11pt" officeooo:paragraph-rsid="001240e6" style:font-name-asian="Calibri1" style:font-size-asian="11pt" style:font-name-complex="Calibri1" style:font-size-complex="11pt" fo:hyphenate="false" fo:hyphenation-remain-char-count="2" fo:hyphenation-push-char-count="2"/>
    </style:style>
    <style:style style:name="P27" style:family="paragraph" style:parent-style-name="Standard">
      <style:paragraph-properties fo:hyphenation-ladder-count="no-limit"/>
      <style:text-properties style:font-name="Calibri" fo:font-size="11pt" officeooo:paragraph-rsid="001240e6" style:font-name-asian="Calibri1" style:font-size-asian="11pt" style:font-name-complex="Calibri1" style:font-size-complex="11pt" fo:hyphenate="false" fo:hyphenation-remain-char-count="2" fo:hyphenation-push-char-count="2"/>
    </style:style>
    <style:style style:name="P28" style:family="paragraph" style:parent-style-name="Standard" style:list-style-name="WWNum3">
      <style:paragraph-properties fo:hyphenation-ladder-count="no-limit"/>
      <style:text-properties officeooo:paragraph-rsid="001240e6" fo:hyphenate="false" fo:hyphenation-remain-char-count="2" fo:hyphenation-push-char-count="2"/>
    </style:style>
    <style:style style:name="P29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30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Calibri" fo:font-size="11pt" fo:font-weight="bold" officeooo:paragraph-rsid="002cac45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fo:font-weight="normal" officeooo:paragraph-rsid="002cac45" style:font-name-asian="Calibri1" style:font-size-asian="11pt" style:language-asian="ja" style:country-asian="JP" style:font-weight-asian="normal" style:font-name-complex="Calibri1" style:font-size-complex="11pt" style:language-complex="ar" style:country-complex="SA" style:font-weight-complex="normal"/>
    </style:style>
    <style:style style:name="P33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cac45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1d692d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fo:font-weight="bold" officeooo:rsid="0028ebda" style:font-name-asian="Calibri1" style:font-size-asian="11pt" style:font-weight-asian="bold" style:font-name-complex="Calibri1" style:font-size-complex="11pt"/>
    </style:style>
    <style:style style:name="T4" style:family="text">
      <style:text-properties style:font-name="Calibri" fo:font-size="11pt" fo:font-weight="bold" officeooo:rsid="002cac45" style:font-name-asian="Calibri1" style:font-size-asian="11pt" style:font-weight-asian="bold" style:font-name-complex="Calibri1" style:font-size-complex="11pt"/>
    </style:style>
    <style:style style:name="T5" style:family="text">
      <style:text-properties style:font-name="Calibri" fo:font-size="11pt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04e5d8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fo:color="#00000a" style:font-name="Calibri" fo:font-size="11pt" fo:language="en" fo:country="US" style:font-name-asian="Droid Sans Fallback" style:font-size-asian="11pt" style:language-asian="ja" style:country-asian="JP" style:font-size-complex="11pt" style:language-complex="ar" style:country-complex="SA"/>
    </style:style>
    <style:style style:name="T9" style:family="text">
      <style:text-properties officeooo:rsid="0004e5d8"/>
    </style:style>
    <style:style style:name="T10" style:family="text">
      <style:text-properties officeooo:rsid="00157819"/>
    </style:style>
    <style:style style:name="T11" style:family="text">
      <style:text-properties style:font-name-complex="Calibri1"/>
    </style:style>
    <style:style style:name="T12" style:family="text">
      <style:text-properties officeooo:rsid="0004e5d8" style:font-name-complex="Calibri1"/>
    </style:style>
    <style:style style:name="T13" style:family="text">
      <style:text-properties officeooo:rsid="00157819" style:font-name-complex="Calibri1"/>
    </style:style>
    <style:style style:name="T14" style:family="text">
      <style:text-properties officeooo:rsid="002a9367" style:font-name-complex="Calibri1"/>
    </style:style>
    <style:style style:name="T15" style:family="text">
      <style:text-properties officeooo:rsid="002cac45" style:font-name-complex="Calibri1"/>
    </style:style>
    <style:style style:name="T16" style:family="text">
      <style:text-properties officeooo:rsid="0017629d"/>
    </style:style>
    <style:style style:name="T17" style:family="text">
      <style:text-properties officeooo:rsid="001b18ec"/>
    </style:style>
    <style:style style:name="T18" style:family="text">
      <style:text-properties officeooo:rsid="001cd8ca"/>
    </style:style>
    <style:style style:name="T19" style:family="text">
      <style:text-properties officeooo:rsid="001d692d"/>
    </style:style>
    <style:style style:name="T20" style:family="text">
      <style:text-properties officeooo:rsid="0024c974"/>
    </style:style>
    <style:style style:name="T21" style:family="text">
      <style:text-properties officeooo:rsid="00265496"/>
    </style:style>
    <style:style style:name="T22" style:family="text">
      <style:text-properties officeooo:rsid="0028ebda"/>
    </style:style>
    <style:style style:name="T23" style:family="text">
      <style:text-properties officeooo:rsid="002a9367"/>
    </style:style>
    <style:style style:name="T24" style:family="text">
      <style:text-properties officeooo:rsid="002b3285"/>
    </style:style>
    <style:style style:name="T25" style:family="text">
      <style:text-properties officeooo:rsid="002cac45"/>
    </style:style>
    <style:style style:name="T26" style:family="text">
      <style:text-properties officeooo:rsid="002d23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4"><text:span text:style-name="T1">Title</text:span><text:span text:style-name="T5">: Scavenger Hunt</text:span></text:p>
      <text:p text:style-name="P5"><text:span text:style-name="T1">Description:</text:span><text:span text:style-name="T5"> <text:s/>Enables the User to begin self-guided tour throughout the PSU Harrisburg campus learning about all the key information that is needed to be a successful member of the Penn State society.</text:span></text:p>
      <text:p text:style-name="P2">Pre-conditions:</text:p>
      <text:list xml:id="list1254196479197111349" text:style-name="WWNum1">
        <text:list-item>
          <text:p text:style-name="P23">The App is open and has focus.</text:p>
        </text:list-item>
      </text:list>
      <text:p text:style-name="P6"/>
      <text:p text:style-name="P2">Post-conditions:</text:p>
      <text:list xml:id="list109947638554250654" text:style-name="WWNum4">
        <text:list-item>
          <text:p text:style-name="P21">The App finds a Scavenger Hunt Clue that is not marked as solved and makes it the Current Clue.</text:p>
        </text:list-item>
        <text:list-item>
          <text:p text:style-name="P20"><text:span text:style-name="T7">The App displays </text:span><text:span text:style-name="T8">the Scavenger Hunt Screen with the Current Clue's Clue Description and, if it exists, the Current Clue's Clue Picture.</text:span></text:p>
        </text:list-item>
      </text:list>
      <text:p text:style-name="P1"/>
      <text:p text:style-name="P2">Actors:</text:p>
      <text:list xml:id="list4273874238225415695" text:style-name="WWNum2">
        <text:list-item>
          <text:p text:style-name="P29">User</text:p>
        </text:list-item>
        <text:list-item>
          <text:p text:style-name="P30">App</text:p>
        </text:list-item>
      </text:list>
      <text:p text:style-name="P7"/>
      <text:p text:style-name="P2">Main Success Scenario: </text:p>
      <text:list xml:id="list7334270002042721674" text:style-name="WWNum3">
        <text:list-item>
          <text:p text:style-name="P24">The User presses the Scavenger Hunt Menu Button.</text:p>
        </text:list-item>
        <text:list-item>
          <text:p text:style-name="P25">The App finds the first unsolved Scavenger Hunt Clue.</text:p>
        </text:list-item>
        <text:list-item>
          <text:p text:style-name="P24">The App displays the Scavenger Hunt Screen.</text:p>
        </text:list-item>
        <text:list-item>
          <text:p text:style-name="P26"><text:span text:style-name="T9">The </text:span>User presses the Scavenger Hunt Check Button.</text:p>
        </text:list-item>
        <text:list-item>
          <text:p text:style-name="P26"><text:span text:style-name="T9">The </text:span>App finds that the Current Clue's Clue Solution requires GPS Coordinates.</text:p>
        </text:list-item>
        <text:list-item>
          <text:p text:style-name="P26"><text:span text:style-name="T9">The </text:span>App gathers the user's current GPS Coordinates.</text:p>
        </text:list-item>
        <text:list-item>
          <text:p text:style-name="P28"><text:span text:style-name="T6">The </text:span><text:bookmark-start text:name="__DdeLink__520_1696924889"/><text:span text:style-name="T5">App determines that current GPS Coordinates are within a 16 meter radius of the Current Clue's Clue Solution's</text:span><text:bookmark-end text:name="__DdeLink__520_1696924889"/><text:span text:style-name="T5"> GPS Coordinates.</text:span></text:p>
        </text:list-item>
        <text:list-item>
          <text:p text:style-name="P26"><text:span text:style-name="T9">The </text:span>App marks Current Clue as solved.</text:p>
        </text:list-item>
        <text:list-item>
          <text:p text:style-name="P26"><text:span text:style-name="T9">The </text:span>App finds the Scavenger Hunt Clue that follows the Current Clue.</text:p>
        </text:list-item>
        <text:list-item>
          <text:p text:style-name="P26"><text:span text:style-name="T9">The </text:span>App sets the Current Clue to the found Scavenger Hunt Clue.</text:p>
        </text:list-item>
        <text:list-item>
          <text:p text:style-name="P28"><text:span text:style-name="T6">The </text:span><text:span text:style-name="T5">App displays the </text:span><text:bookmark text:name="__DdeLink__1716_1696924889"/><text:span text:style-name="T5">Scavenger Hunt Screen with the Current Clue's Clue Description and if it exists, the Current Clue's Clue Picture.</text:span></text:p>
        </text:list-item>
      </text:list>
      <text:p text:style-name="P27"/>
      <text:p text:style-name="P31">Alternate Flow 1:</text:p>
      <text:p text:style-name="P33">1A. <text:s text:c="2"/><text:span text:style-name="T9">The </text:span>User selects the Scavenger Hunt Screen's Text Box.</text:p>
      <text:p text:style-name="P33">2A. <text:s text:c="2"/><text:span text:style-name="T9">The </text:span>App displays the Device’s default On-Screen Keyboard.</text:p>
      <text:p text:style-name="P33">3A. <text:s text:c="2"/><text:span text:style-name="T9">The </text:span>User types with the On-Screen Keyboard to enter a String response into the Scavenger Hunt Screen's Text Box.</text:p>
      <text:p text:style-name="P33">4A. <text:s text:c="2"/><text:span text:style-name="T9">The </text:span>User presses the return/enter key on the On-Screen Keyboard.</text:p>
      <text:p text:style-name="P32">5A. <text:s text:c="2"/><text:span text:style-name="T9">The </text:span>App resumes Main Success Scenario at step <text:span text:style-name="T26">4</text:span>.</text:p>
      <text:p text:style-name="P8"/>
      <text:p text:style-name="P9">Alternate Flow <text:span text:style-name="T25">2</text:span>:</text:p>
      <text:p text:style-name="P15">2<text:span text:style-name="T25">B</text:span>. <text:s text:c="2"/><text:span text:style-name="T9">The </text:span>App finds that the Current Clue's Clue Solution requires a String.</text:p>
      <text:p text:style-name="P15">3<text:span text:style-name="T25">B</text:span>. <text:s text:c="2"/><text:span text:style-name="T9">The </text:span>App determines that the String in the Text Box matches (case-insensitive) the Current Clue's Clue Solution's String.</text:p>
      <text:p text:style-name="P17"><text:span text:style-name="T11">4</text:span><text:span text:style-name="T15">B</text:span><text:span text:style-name="T11">. <text:s text:c="2"/></text:span><text:span text:style-name="T12">The </text:span><text:span text:style-name="T11">App resumes Main Success Scenario at step </text:span><text:span text:style-name="T14">8</text:span><text:span text:style-name="T11">.</text:span></text:p>
      <text:p text:style-name="P8"><text:soft-page-break/></text:p>
      <text:p text:style-name="P9">Alternate Flow <text:span text:style-name="T25">3</text:span>:</text:p>
      <text:p text:style-name="P15">2<text:span text:style-name="T25">C</text:span>. <text:s text:c="2"/><text:span text:style-name="T9">The </text:span>App finds that the Current Clue's Clue Solution requires a String.</text:p>
      <text:p text:style-name="P15">3<text:span text:style-name="T25">C</text:span>. <text:s text:c="2"/><text:span text:style-name="T9">The </text:span>App determines that the String in the Text Box does not match (case-insensitive) the Current Clue's Clue Solution's String.</text:p>
      <text:p text:style-name="P15">4<text:span text:style-name="T25">C</text:span>. <text:s text:c="2"/><text:span text:style-name="T9">The </text:span>App displays an Error Message <text:span text:style-name="T16">indicating the User's input was incorrect</text:span>.</text:p>
      <text:p text:style-name="P15">5<text:span text:style-name="T25">C</text:span>. <text:s text:c="2"/><text:span text:style-name="T9">The </text:span>App resumes Main Success Scenario at step <text:span text:style-name="T23">4</text:span>.</text:p>
      <text:p text:style-name="P10"/>
      <text:p text:style-name="Standard"><text:span text:style-name="T1">Alternate Flow </text:span><text:span text:style-name="T4">4</text:span><text:span text:style-name="T5">:</text:span></text:p>
      <text:p text:style-name="P19"><text:s text:c="7"/>4<text:span text:style-name="T25">D</text:span>. <text:s text:c="2"/><text:span text:style-name="T9">The </text:span>App determines that current GPS Coordinates are not within a 16 meter<text:span text:style-name="T17">s</text:span> of the Current Clue's Clue Solution's GPS Coordinates.</text:p>
      <text:p text:style-name="P15">5<text:span text:style-name="T25">D</text:span>. <text:s text:c="2"/><text:span text:style-name="T9">The </text:span>App displays an Error Message <text:span text:style-name="T17">indicating that the User is in the wrong location</text:span>.</text:p>
      <text:p text:style-name="P15">6<text:span text:style-name="T25">D</text:span>. <text:s text:c="2"/><text:span text:style-name="T9">The </text:span>App resumes Main Success Scenario at step <text:span text:style-name="T24">4</text:span>.</text:p>
      <text:p text:style-name="P11"/>
      <text:p text:style-name="Standard"><text:span text:style-name="T1">Alternate Flow </text:span><text:span text:style-name="T4">5</text:span><text:span text:style-name="T5">: </text:span></text:p>
      <text:p text:style-name="P19"><text:s text:c="7"/>4<text:span text:style-name="T25">E</text:span>. <text:s text:c="2"/><text:span text:style-name="T9">The </text:span>App cannot find the Scavenger Hunt Clue that follows the Current Clue.</text:p>
      <text:p text:style-name="P15">5<text:span text:style-name="T25">E</text:span>. <text:s text:c="2"/><text:span text:style-name="T9">The </text:span>App displays an Error Message <text:span text:style-name="T18">indicating that the User has completed the Scavenger Hunt</text:span>.</text:p>
      <text:p text:style-name="P15">6<text:span text:style-name="T25">E</text:span>. <text:s text:c="2"/><text:span text:style-name="T9">The </text:span>App <text:span text:style-name="T18">resets the Scavenger Hunt</text:span>.</text:p>
      <text:p text:style-name="P15">7<text:span text:style-name="T25">E</text:span>. <text:s text:c="2"/><text:span text:style-name="T9">The </text:span>App sets the Current Clue to the first Scavenger Hunt Clue.</text:p>
      <text:p text:style-name="P15">8<text:span text:style-name="T25">E</text:span>. <text:s text:c="2"/><text:span text:style-name="T9">The </text:span>App resumes Main Success Scenario at step <text:span text:style-name="T24">11</text:span>.</text:p>
      <text:p text:style-name="P18"/>
      <text:p text:style-name="P3"><text:span text:style-name="T1">Alternate Flow </text:span><text:span text:style-name="T4">6</text:span><text:span text:style-name="T5">: </text:span></text:p>
      <text:p text:style-name="P16"><text:span text:style-name="T20">3F</text:span>. <text:s text:c="2"/><text:span text:style-name="T9">The User presses the Scavenger Hunt Hint Button</text:span>.</text:p>
      <text:p text:style-name="P12"><text:span text:style-name="T21">4F</text:span>. <text:s text:c="2"/><text:span text:style-name="T9">The </text:span>App <text:span text:style-name="T20">determines the next Clue Description that will be displayed for the Current Clue</text:span>.</text:p>
      <text:p text:style-name="P13">5<text:span text:style-name="T25">F</text:span>. <text:s text:c="2"/>The App displays the new Clue Description on the Scavenger Hunt Screen.</text:p>
      <text:p text:style-name="P14">6<text:span text:style-name="T25">F</text:span>. <text:s text:c="2"/>The App resumes Main Success Scenario at step <text:span text:style-name="T24">4</text:span>.</text:p>
      <text:p text:style-name="P18"/>
      <text:p text:style-name="Standard"><text:span text:style-name="T1">Alternate Flow </text:span><text:span text:style-name="T4">7</text:span><text:span text:style-name="T5">: </text:span></text:p>
      <text:p text:style-name="P15">1<text:span text:style-name="T25">G</text:span>. <text:s text:c="2"/><text:span text:style-name="T9">The </text:span>App receives an interrupt signal from the operating system and looses focus.</text:p>
      <text:p text:style-name="P15"><text:span text:style-name="T25">2G</text:span>. <text:s text:c="2"/><text:span text:style-name="T9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2-02T18:07:10.862000000</dc:date>
    <meta:editing-cycles>77</meta:editing-cycles>
    <meta:editing-duration>PT2H3M12S</meta:editing-duration>
    <meta:generator>LibreOffice/5.0.4.2$Windows_x86 LibreOffice_project/2b9802c1994aa0b7dc6079e128979269cf95bc78</meta:generator>
    <meta:document-statistic meta:table-count="0" meta:image-count="0" meta:object-count="0" meta:page-count="2" meta:paragraph-count="55" meta:word-count="598" meta:character-count="3497" meta:non-whitespace-character-count="2899"/>
    <meta:template xlink:type="simple" xlink:actuate="onRequest" xlink:title="Normal.dotm" xlink:href=""/>
  </office:meta>
</office:document-meta>
</file>